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3mm"/>
    </style:style>
    <style:style style:name="co2" style:family="table-column">
      <style:table-column-properties fo:break-before="auto" style:column-width="34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22mm"/>
    </style:style>
    <style:style style:name="co5" style:family="table-column">
      <style:table-column-properties fo:break-before="auto" style:column-width="23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fo:border-left="none" fo:border-right="0.51pt solid #000000" fo:border-top="none"/>
    </style:style>
    <style:style style:name="ce12" style:family="table-cell" style:parent-style-name="Default">
      <style:table-cell-properties fo:border-bottom="0.06pt solid #000000" fo:background-color="#eeeeee" fo:border-left="none" fo:border-right="0.51pt solid #000000" fo:border-top="none"/>
    </style:style>
    <style:style style:name="ce13" style:family="table-cell" style:parent-style-name="Default">
      <style:table-cell-properties fo:border-bottom="none" fo:background-color="transparent" fo:border-left="none" fo:border-right="0.51pt solid #000000" fo:border-top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00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669900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79.0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Pulverized, Dust &amp; Powder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20"/>
        <table:table-column table:style-name="co4" table:default-cell-style-name="ce20"/>
        <table:table-column table:style-name="co3" table:default-cell-style-name="ce20"/>
        <table:table-column table:style-name="co5" table:default-cell-style-name="ce20"/>
        <table:table-column table:style-name="co3" table:default-cell-style-name="ce20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8" office:value-type="string" calcext:value-type="string">
            <text:p>Mod</text:p>
          </table:table-cell>
          <table:table-cell table:style-name="ce14" office:value-type="string" calcext:value-type="string">
            <text:p>Crafting</text:p>
          </table:table-cell>
          <table:table-cell table:style-name="ce14" office:value-type="string" calcext:value-type="string">
            <text:p>Grindstone</text:p>
          </table:table-cell>
          <table:table-cell table:style-name="ce14" office:value-type="string" calcext:value-type="string">
            <text:p>Pulverizer</text:p>
          </table:table-cell>
          <table:table-cell table:style-name="ce14" office:value-type="string" calcext:value-type="string">
            <text:p>SAG Mill</text:p>
          </table:table-cell>
          <table:table-cell table:style-name="ce14" office:value-type="string" calcext:value-type="string">
            <text:p>Centrifuge</text:p>
          </table:table-cell>
          <table:table-cell table:style-name="ce27" table:number-columns-repeated="1017"/>
        </table:table-row>
        <table:table-row table:style-name="ro1">
          <table:table-cell table:style-name="ce2"/>
          <table:table-cell table:style-name="ce9"/>
          <table:table-cell table:style-name="ce15"/>
          <table:table-cell table:style-name="ce15" office:value-type="string" calcext:value-type="string">
            <text:p>AppEng</text:p>
          </table:table-cell>
          <table:table-cell table:style-name="ce15" office:value-type="string" calcext:value-type="string">
            <text:p>ThermExp</text:p>
          </table:table-cell>
          <table:table-cell table:style-name="ce15" office:value-type="string" calcext:value-type="string">
            <text:p>EnderIO</text:p>
          </table:table-cell>
          <table:table-cell table:style-name="ce15" office:value-type="string" calcext:value-type="string">
            <text:p>Forestry</text:p>
          </table:table-cell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Coal Powder</text:p>
          </table:table-cell>
          <table:table-cell table:style-name="ce10" office:value-type="string" calcext:value-type="string">
            <text:p>EnderIO</text:p>
          </table:table-cell>
          <table:table-cell table:style-name="ce16" table:number-columns-repeated="4"/>
          <table:table-cell table:style-name="ce25"/>
          <table:table-cell table:style-name="ce29" table:number-columns-repeated="1017"/>
        </table:table-row>
        <table:table-row table:style-name="ro1">
          <table:table-cell office:value-type="string" calcext:value-type="string">
            <text:p>Pulverized Co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2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a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4.52mm" draw:caption-point-x="-6.1mm" draw:caption-point-y="13.64mm">
              <dc:date>2015-07-04T00:00:00</dc:date>
              <text:p text:style-name="P1"><text:span text:style-name="T1">- 4x Coal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2" draw:text-style-name="P2" svg:width="28.99mm" svg:height="25.71mm" svg:x="163.28mm" svg:y="4.52mm" draw:caption-point-x="-6.1mm" draw:caption-point-y="13.64mm">
              <dc:date>2015-08-10T00:00:00</dc:date>
              <text:p text:style-name="P1"><text:span text:style-name="T1">- Nether Coal Ore (Nether Ores)</text:span></text:p>
              <text:p text:style-name="P1"><text:span text:style-name="T1">- Coal (OreDict)</text:span></text:p>
              <text:p text:style-name="P1"><text:span text:style-name="T1">- Coal Ore (Ore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3" draw:text-style-name="P2" svg:width="28.99mm" svg:height="21.76mm" svg:x="186.65mm" svg:y="4.52mm" draw:caption-point-x="-6.1mm" draw:caption-point-y="13.64mm">
              <dc:date>2015-08-12T00:00:00</dc:date>
              <text:p text:style-name="P1"><text:span text:style-name="T1">- Coal Ore (OreDict)</text:span></text:p>
              <text:p text:style-name="P1"><text:span text:style-name="T1">- Coal Block (OreDict)</text:span></text:p>
              <text:p text:style-name="P1"><text:span text:style-name="T1">- Coal (Vanilla)</text:span></text:p>
            </office:annotation>
            <text:p>changed</text:p>
          </table:table-cell>
          <table:table-cell table:style-name="ce21"/>
          <table:table-cell table:style-name="ce30" table:number-columns-repeated="1017"/>
        </table:table-row>
        <table:table-row table:style-name="ro1">
          <table:table-cell table:style-name="ce6" office:value-type="string" calcext:value-type="string">
            <text:p>Iron Powder</text:p>
          </table:table-cell>
          <table:table-cell table:style-name="ce13" office:value-type="string" calcext:value-type="string">
            <text:p>EnderIO</text:p>
          </table:table-cell>
          <table:table-cell table:style-name="ce19"/>
          <table:table-cell table:style-name="ce23"/>
          <table:table-cell table:style-name="ce19" table:number-columns-repeated="2"/>
          <table:table-cell table:style-name="ce23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Iron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2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ron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16.6mm" draw:caption-point-x="-6.1mm" draw:caption-point-y="15.1mm">
              <dc:date>2015-07-04T00:00:00</dc:date>
              <text:p text:style-name="P1"><text:span text:style-name="T1">- 4x Iron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4" draw:text-style-name="P2" svg:width="28.99mm" svg:height="77.06mm" svg:x="163.28mm" svg:y="16.6mm" draw:caption-point-x="-6.1mm" draw:caption-point-y="15.1mm">
              <dc:date>2015-08-10T00:00:00</dc:date>
              <text:p text:style-name="P1"><text:span text:style-name="T1">- Iron Ore (OreDict)</text:span></text:p>
              <text:p text:style-name="P1"><text:span text:style-name="T1">- Iron Ore Gravel (Ex Nihilo)</text:span></text:p>
              <text:p text:style-name="P1"><text:span text:style-name="T1">- Iron Ore Sand (Ex Nihilo)</text:span></text:p>
              <text:p text:style-name="P1"><text:span text:style-name="T1">- Iron Ore Dust (Ex Nihilo)</text:span></text:p>
              <text:p text:style-name="P1"><text:span text:style-name="T1">- Nether Iron Ore (Nether Ores)</text:span></text:p>
              <text:p text:style-name="P1"><text:span text:style-name="T1">- Nether Iron Ore Gravel (Ex Nihilo)</text:span></text:p>
              <text:p text:style-name="P1"><text:span text:style-name="T1">- Iron Ingot (OreDict)</text:span></text:p>
              <text:p text:style-name="P1"><text:span text:style-name="T1">- Native Iron Cluster (Thaumcraft)</text:span></text:p>
              <text:p text:style-name="P1"><text:span text:style-name="T1"/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6.6mm" draw:caption-point-x="-6.1mm" draw:caption-point-y="15.1mm">
              <dc:date>2015-08-12T00:00:00</dc:date>
              <text:p text:style-name="P1"><text:span text:style-name="T1">- Iron Ore (OreDict)</text:span></text:p>
              <text:p text:style-name="P1"><text:span text:style-name="T1">- Iron Block (OreDict)</text:span></text:p>
              <text:p text:style-name="P1"><text:span text:style-name="T1">- Iron Ingot (OreDict)</text:span></text:p>
            </office:annotation>
            <text:p>changed</text:p>
          </table:table-cell>
          <table:table-cell table:style-name="ce21"/>
          <table:table-cell table:style-name="ce30" table:number-columns-repeated="1017"/>
        </table:table-row>
        <table:table-row table:style-name="ro1">
          <table:table-cell office:value-type="string" calcext:value-type="string">
            <text:p>Pulverized Silver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2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ilver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25.64mm" draw:caption-point-x="-6.1mm" draw:caption-point-y="15.1mm">
              <dc:date>2015-07-04T00:00:00</dc:date>
              <text:p text:style-name="P1"><text:span text:style-name="T1">- 4x Silver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25.64mm" draw:caption-point-x="-6.1mm" draw:caption-point-y="15.1mm">
              <dc:date>2015-08-10T00:00:00</dc:date>
              <text:p text:style-name="P1"><text:span text:style-name="T1">- Silver Ore (OreDict)</text:span></text:p>
              <text:p text:style-name="P1"><text:span text:style-name="T1">- Silver Ore Gravel (Ex Nihilo)</text:span></text:p>
              <text:p text:style-name="P1"><text:span text:style-name="T1">- Silver Ore Sand (Ex Nihilo)</text:span></text:p>
              <text:p text:style-name="P1"><text:span text:style-name="T1">- Silver Ore Dust (Ex Nihilo)</text:span></text:p>
              <text:p text:style-name="P1"><text:span text:style-name="T1">- Nether Silver Ore (Nether Ores)</text:span></text:p>
              <text:p text:style-name="P1"><text:span text:style-name="T1">- Ender Silver Ore Gravel (Ex Nihilo)</text:span></text:p>
              <text:p text:style-name="P1"><text:span text:style-name="T1">- Silver Ingot (OreDict)</text:span></text:p>
              <text:p text:style-name="P1"><text:span text:style-name="T1">- Native Silver Cluster (Thaumcraft)</text:span></text:p>
            </office:annotation>
            <text:p>changed</text:p>
          </table:table-cell>
          <table:table-cell table:style-name="ce24" office:value-type="string" calcext:value-type="string">
            <office:annotation draw:style-name="gr7" draw:text-style-name="P2" svg:width="28.99mm" svg:height="25.71mm" svg:x="186.65mm" svg:y="25.64mm" draw:caption-point-x="-6.1mm" draw:caption-point-y="15.1mm">
              <dc:date>2015-08-12T00:00:00</dc:date>
              <text:p text:style-name="P1">- Silver Ore (OreDict)</text:p>
              <text:p text:style-name="P1">- Silver Block (OreDict)</text:p>
              <text:p text:style-name="P1">- Silver Ingot (OreDict)</text:p>
            </office:annotation>
            <text:p>changed</text:p>
          </table:table-cell>
          <table:table-cell table:style-name="ce21"/>
          <table:table-cell table:style-name="ce30" table:number-columns-repeated="1017"/>
        </table:table-row>
        <table:table-row table:style-name="ro1">
          <table:table-cell office:value-type="string" calcext:value-type="string">
            <text:p>Pulverized Shiny Met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2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latinum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34.67mm" draw:caption-point-x="-6.1mm" draw:caption-point-y="15.1mm">
              <dc:date>2015-07-04T00:00:00</dc:date>
              <text:p text:style-name="P1"><text:span text:style-name="T1">- 4x Platinum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34.67mm" draw:caption-point-x="-6.1mm" draw:caption-point-y="15.1mm">
              <dc:date>2015-08-10T00:00:00</dc:date>
              <text:p text:style-name="P1"><text:span text:style-name="T1">- Platinum Ore (OreDict)</text:span></text:p>
              <text:p text:style-name="P1"><text:span text:style-name="T1">- Platinum Ore Gravel (Ex Nihilo)</text:span></text:p>
              <text:p text:style-name="P1"><text:span text:style-name="T1">- Platinum Ore Sand (Ex Nihilo)</text:span></text:p>
              <text:p text:style-name="P1"><text:span text:style-name="T1">- Platinum Ore Dust (Ex Nihilo)</text:span></text:p>
              <text:p text:style-name="P1"><text:span text:style-name="T1">- Nether Platinum Ore (Nether Ores)</text:span></text:p>
              <text:p text:style-name="P1"><text:span text:style-name="T1">- Ender Platinum Ore Gravel (Ex Nihilo)</text:span></text:p>
              <text:p text:style-name="P1"><text:span text:style-name="T1">- Platinum Ingot (OreDict)</text:span></text:p>
              <text:p text:style-name="P1"><text:span text:style-name="T1">- Native Platinum Cluster (Witching Gadgets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7" draw:text-style-name="P2" svg:width="28.99mm" svg:height="25.71mm" svg:x="186.65mm" svg:y="34.67mm" draw:caption-point-x="-6.1mm" draw:caption-point-y="15.1mm">
              <dc:date>2015-08-12T00:00:00</dc:date>
              <text:p text:style-name="P1">- Platinum Ore (OreDict)</text:p>
              <text:p text:style-name="P1">- Platinum Block (OreDict)</text:p>
              <text:p text:style-name="P1">- Platinum Ingot (OreDict)</text:p>
            </office:annotation>
            <text:p>changed</text:p>
          </table:table-cell>
          <table:table-cell table:style-name="ce21"/>
          <table:table-cell table:style-name="ce30" table:number-columns-repeated="1017"/>
        </table:table-row>
        <table:table-row table:style-name="ro1">
          <table:table-cell table:style-name="ce6" office:value-type="string" calcext:value-type="string">
            <text:p>Copper Powder</text:p>
          </table:table-cell>
          <table:table-cell table:style-name="ce7" office:value-type="string" calcext:value-type="string">
            <text:p>EnderIO</text:p>
          </table:table-cell>
          <table:table-cell table:style-name="ce19"/>
          <table:table-cell table:style-name="ce23"/>
          <table:table-cell table:style-name="ce19"/>
          <table:table-cell table:style-name="ce23" table:number-columns-repeated="2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Copper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2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pper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48.21mm" draw:caption-point-x="-6.1mm" draw:caption-point-y="15.1mm">
              <dc:date>2015-07-04T00:00:00</dc:date>
              <text:p text:style-name="P1"><text:span text:style-name="T1">- 4x Copper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8" draw:text-style-name="P2" svg:width="28.99mm" svg:height="84.96mm" svg:x="163.28mm" svg:y="48.21mm" draw:caption-point-x="-6.1mm" draw:caption-point-y="15.1mm">
              <dc:date>2015-08-10T00:00:00</dc:date>
              <text:p text:style-name="P1"><text:span text:style-name="T1">- Copper Ore (Ore Dict)</text:span></text:p>
              <text:p text:style-name="P1"><text:span text:style-name="T1">- Copper Ore Gravel (Ex Nihilo)</text:span></text:p>
              <text:p text:style-name="P1"><text:span text:style-name="T1">- Copper Ore Sand (Ex Nihilo)</text:span></text:p>
              <text:p text:style-name="P1"><text:span text:style-name="T1">- Copper Ore Dust (Ex Nihilo)</text:span></text:p>
              <text:p text:style-name="P1"><text:span text:style-name="T1">- Nether Copper Ore (Nether Ores)</text:span></text:p>
              <text:p text:style-name="P1"><text:span text:style-name="T1">- Nether Copper Ore Gravel (Ex Nihilo)</text:span></text:p>
              <text:p text:style-name="P1"><text:span text:style-name="T1">- Copper Ingot (OreDict)</text:span></text:p>
              <text:p text:style-name="P1"><text:span text:style-name="T1">- Native Copper Cluster (Thaumcraft)</text:span></text:p>
              <text:p text:style-name="P1"><text:span text:style-name="T1"/></text:p>
            </office:annotation>
            <text:p>changed</text:p>
          </table:table-cell>
          <table:table-cell table:style-name="ce18" office:value-type="string" calcext:value-type="string">
            <office:annotation draw:style-name="gr7" draw:text-style-name="P2" svg:width="28.99mm" svg:height="25.71mm" svg:x="186.65mm" svg:y="48.25mm" draw:caption-point-x="-6.1mm" draw:caption-point-y="15.1mm">
              <dc:date>2015-08-12T00:00:00</dc:date>
              <text:p text:style-name="P1">- Copper Ore (OreDict)</text:p>
              <text:p text:style-name="P1">- Copper Block (OreDict)</text:p>
              <text:p text:style-name="P1">- Copper Ingot (OreDict)</text:p>
            </office:annotation>
            <text:p>changed</text:p>
          </table:table-cell>
          <table:table-cell table:style-name="ce21"/>
          <table:table-cell table:style-name="ce30" table:number-columns-repeated="1017"/>
        </table:table-row>
        <table:table-row table:style-name="ro1">
          <table:table-cell table:style-name="ce7" office:value-type="string" calcext:value-type="string">
            <text:p>Tin Powder</text:p>
          </table:table-cell>
          <table:table-cell table:style-name="ce13" office:value-type="string" calcext:value-type="string">
            <text:p>EnderIO</text:p>
          </table:table-cell>
          <table:table-cell table:style-name="ce19"/>
          <table:table-cell table:style-name="ce23" table:number-columns-repeated="4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Tin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2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n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61.76mm" draw:caption-point-x="-6.1mm" draw:caption-point-y="15.1mm">
              <dc:date>2015-07-04T00:00:00</dc:date>
              <text:p text:style-name="P1"><text:span text:style-name="T1">- 4x Tin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4" draw:text-style-name="P2" svg:width="28.99mm" svg:height="77.06mm" svg:x="163.28mm" svg:y="61.76mm" draw:caption-point-x="-6.1mm" draw:caption-point-y="15.1mm">
              <dc:date>2015-08-10T00:00:00</dc:date>
              <text:p text:style-name="P1"><text:span text:style-name="T1">- Tin Ore (Ore Dict)</text:span></text:p>
              <text:p text:style-name="P1"><text:span text:style-name="T1">- Tin Ore Gravel (Ex Nihilo)</text:span></text:p>
              <text:p text:style-name="P1"><text:span text:style-name="T1">- Tin Ore Sand (Ex Nihilo)</text:span></text:p>
              <text:p text:style-name="P1"><text:span text:style-name="T1">- Tin Ore Dust (Ex Nihilo)</text:span></text:p>
              <text:p text:style-name="P1"><text:span text:style-name="T1">- Nether Tin Ore (Nether Ores)</text:span></text:p>
              <text:p text:style-name="P1"><text:span text:style-name="T1">- Ender Tin Ore Gravel (Ex Nihilo)</text:span></text:p>
              <text:p text:style-name="P1"><text:span text:style-name="T1">- Tin Ingot (OreDict)</text:span></text:p>
              <text:p text:style-name="P1"><text:span text:style-name="T1">- Native Tin Cluster (Thaumcraft)</text:span></text:p>
              <text:p text:style-name="P1"><text:span text:style-name="T1"/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61.76mm" draw:caption-point-x="-6.1mm" draw:caption-point-y="15.1mm">
              <dc:date>2015-08-12T00:00:00</dc:date>
              <text:p text:style-name="P1">- Tin Ore (OreDict)</text:p>
              <text:p text:style-name="P1">- Tin Block (OreDict)</text:p>
              <text:p text:style-name="P1">- Tin Ingot (Ore Dict)</text:p>
            </office:annotation>
            <text:p>changed</text:p>
          </table:table-cell>
          <table:table-cell table:style-name="ce21"/>
          <table:table-cell table:style-name="ce30" table:number-columns-repeated="1017"/>
        </table:table-row>
        <table:table-row table:style-name="ro1">
          <table:table-cell office:value-type="string" calcext:value-type="string">
            <text:p>Ferrous Met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2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icke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70.79mm" draw:caption-point-x="-6.1mm" draw:caption-point-y="15.1mm">
              <dc:date>2015-07-04T00:00:00</dc:date>
              <text:p text:style-name="P1"><text:span text:style-name="T1">- 4x Nickel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70.79mm" draw:caption-point-x="-6.1mm" draw:caption-point-y="15.1mm">
              <dc:date>2015-08-10T00:00:00</dc:date>
              <text:p text:style-name="P1"><text:span text:style-name="T1">- Nickel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Ferrous Ore (Nether Ores)</text:span></text:p>
              <text:p text:style-name="P1"><text:span text:style-name="T1">- Nether Nickel Ore Gravel (Ex Nihilo)</text:span></text:p>
              <text:p text:style-name="P1"><text:span text:style-name="T1">- Nickel Ingot (OreDict)</text:span></text:p>
              <text:p text:style-name="P1"><text:span text:style-name="T1">- Native Nickel Cluster (Witching Gadgets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7" draw:text-style-name="P2" svg:width="28.99mm" svg:height="25.71mm" svg:x="186.65mm" svg:y="70.83mm" draw:caption-point-x="-6.1mm" draw:caption-point-y="15.1mm">
              <dc:date>2015-08-12T00:00:00</dc:date>
              <text:p text:style-name="P1">- Nickel Ore (OreDict)</text:p>
              <text:p text:style-name="P1">- Nickel Block (OreDict)</text:p>
              <text:p text:style-name="P1">- Nickel Ingot (Ore Dict)</text:p>
            </office:annotation>
            <text:p>changed</text:p>
          </table:table-cell>
          <table:table-cell table:style-name="ce21"/>
          <table:table-cell table:style-name="ce30" table:number-columns-repeated="1017"/>
        </table:table-row>
        <table:table-row table:style-name="ro1">
          <table:table-cell office:value-type="string" calcext:value-type="string">
            <text:p>Pulverized Lead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2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ead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79.82mm" draw:caption-point-x="-6.1mm" draw:caption-point-y="15.1mm">
              <dc:date>2015-07-04T00:00:00</dc:date>
              <text:p text:style-name="P1"><text:span text:style-name="T1">- 4x Lead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79.82mm" draw:caption-point-x="-6.1mm" draw:caption-point-y="15.1mm">
              <dc:date>2015-08-10T00:00:00</dc:date>
              <text:p text:style-name="P1"><text:span text:style-name="T1">- Lead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Lead Ore (Nether Ores)</text:span></text:p>
              <text:p text:style-name="P1"><text:span text:style-name="T1">- Ender Lead Ore Gravel (Ex Nihilo)</text:span></text:p>
              <text:p text:style-name="P1"><text:span text:style-name="T1">- Lead Ingot (OreDict)</text:span></text:p>
              <text:p text:style-name="P1"><text:span text:style-name="T1">- Native Lead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7" draw:text-style-name="P2" svg:width="28.99mm" svg:height="25.71mm" svg:x="186.65mm" svg:y="79.86mm" draw:caption-point-x="-6.1mm" draw:caption-point-y="15.1mm">
              <dc:date>2015-08-12T00:00:00</dc:date>
              <text:p text:style-name="P1">- Lead Ore (OreDict)</text:p>
              <text:p text:style-name="P1">- Lead Block (OreDict)</text:p>
              <text:p text:style-name="P1">- Lead Ingot (Ore Dict)</text:p>
            </office:annotation>
            <text:p>changed</text:p>
          </table:table-cell>
          <table:table-cell table:style-name="ce21"/>
          <table:table-cell table:style-name="ce30" table:number-columns-repeated="1017"/>
        </table:table-row>
        <table:table-row table:style-name="ro1">
          <table:table-cell office:value-type="string" calcext:value-type="string">
            <text:p>Gold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Gold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2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old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93.37mm" draw:caption-point-x="-6.1mm" draw:caption-point-y="15.1mm">
              <dc:date>2015-08-10T00:00:00</dc:date>
              <text:p text:style-name="P1"><text:span text:style-name="T1">- 4x Gold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93.37mm" draw:caption-point-x="-6.1mm" draw:caption-point-y="15.1mm">
              <dc:date>2015-08-10T00:00:00</dc:date>
              <text:p text:style-name="P1"><text:span text:style-name="T1">- Gold Ore (OreDict)</text:span></text:p>
              <text:p text:style-name="P1"><text:span text:style-name="T1">- Gold Ore Gravel (Ex Nihilo)</text:span></text:p>
              <text:p text:style-name="P1"><text:span text:style-name="T1">- Gold Ore Sand (Ex Nihilo)</text:span></text:p>
              <text:p text:style-name="P1"><text:span text:style-name="T1">- Gold Ore Dust (Ex Nihilo)</text:span></text:p>
              <text:p text:style-name="P1"><text:span text:style-name="T1">- Nether LeadGold Ore (Nether Ores)</text:span></text:p>
              <text:p text:style-name="P1"><text:span text:style-name="T1">- Nether Gold Ore Gravel (Ex Nihilo)</text:span></text:p>
              <text:p text:style-name="P1"><text:span text:style-name="T1">- Gold Ingot (OreDict)</text:span></text:p>
              <text:p text:style-name="P1"><text:span text:style-name="T1">- Native Gold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93.4mm" draw:caption-point-x="-6.1mm" draw:caption-point-y="15.1mm">
              <dc:date>2015-08-12T00:00:00</dc:date>
              <text:p text:style-name="P1">- Gold Ore (OreDict)</text:p>
              <text:p text:style-name="P1">- Gold Block (OreDict)</text:p>
              <text:p text:style-name="P1">- Gold Ingot (Ore Dict)</text:p>
            </office:annotation>
            <text:p>changed</text:p>
          </table:table-cell>
          <table:table-cell table:style-name="ce21"/>
          <table:table-cell table:style-name="ce30" table:number-columns-repeated="1017"/>
        </table:table-row>
        <table:table-row table:style-name="ro1">
          <table:table-cell office:value-type="string" calcext:value-type="string">
            <text:p>Obsidian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Obsidian</text:p>
          </table:table-cell>
          <table:table-cell table:style-name="ce4" office:value-type="string" calcext:value-type="string">
            <text:p>Thermal Foundation</text:p>
          </table:table-cell>
          <table:table-cell/>
          <table:table-cell table:style-name="ce22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style-name="ce26" office:value-type="string" calcext:value-type="string">
            <office:annotation draw:style-name="gr7" draw:text-style-name="P2" svg:width="28.99mm" svg:height="9.91mm" svg:x="209.23mm" svg:y="102.43mm" draw:caption-point-x="-6.1mm" draw:caption-point-y="15.1mm">
              <dc:date>2015-08-12T00:00:00</dc:date>
              <text:p text:style-name="P1">- Shadow Comb (ExtraBees)</text:p>
            </office:annotation>
            <text:p>chang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bsidian Dust</text:p>
          </table:table-cell>
          <table:table-cell table:style-name="ce5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9" draw:text-style-name="P2" svg:width="28.99mm" svg:height="17.81mm" svg:x="163.28mm" svg:y="106.92mm" draw:caption-point-x="-6.1mm" draw:caption-point-y="15.1mm">
              <dc:date>2015-08-10T00:00:00</dc:date>
              <text:p text:style-name="P1"><text:span text:style-name="T1">- Obsidian Block (OreDict)</text:span></text:p>
              <text:p text:style-name="P1"><text:span text:style-name="T1">- Obsidian Ingot (Ore 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7" draw:text-style-name="P2" svg:width="28.99mm" svg:height="9.91mm" svg:x="186.65mm" svg:y="106.95mm" draw:caption-point-x="-6.1mm" draw:caption-point-y="15.1mm">
              <dc:date>2015-08-12T00:00:00</dc:date>
              <text:p text:style-name="P1">- Obsidian (Vanilla)</text:p>
            </office:annotation>
            <text:p>changed</text:p>
          </table:table-cell>
          <table:table-cell table:style-name="ce21"/>
          <table:table-cell table:style-name="ce30" table:number-columns-repeated="1017"/>
        </table:table-row>
        <table:table-row table:style-name="ro1">
          <table:table-cell table:style-name="ce5" office:value-type="string" calcext:value-type="string">
            <text:p>Basalz Powder</text:p>
          </table:table-cell>
          <table:table-cell table:style-name="ce12" office:value-type="string" calcext:value-type="string">
            <text:p>Thermal Foundation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5" draw:text-style-name="P2" svg:width="28.99mm" svg:height="13.86mm" svg:x="163.28mm" svg:y="111.43mm" draw:caption-point-x="-6.1mm" draw:caption-point-y="15.1mm">
              <dc:date>2015-08-10T00:00:00</dc:date>
              <text:p text:style-name="P1"><text:span text:style-name="T1">- Basalz Rod (Thermal Foundation)</text:span></text:p>
            </office:annotation>
            <text:p>changed</text:p>
          </table:table-cell>
          <table:table-cell table:style-name="ce21" table:number-columns-repeated="2"/>
          <table:table-cell table:style-name="ce30" table:number-columns-repeated="1017"/>
        </table:table-row>
        <table:table-row table:style-name="ro1">
          <table:table-cell office:value-type="string" calcext:value-type="string">
            <text:p>Pulverized Mana Infused Met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22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ithri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7" draw:text-style-name="P2" svg:width="28.99mm" svg:height="41.51mm" svg:x="163.28mm" svg:y="120.46mm" draw:caption-point-x="-6.1mm" draw:caption-point-y="15.1mm">
              <dc:date>2015-08-12T00:00:00</dc:date>
              <text:p text:style-name="P1">- Mithril Ore (OreDict)</text:p>
              <text:p text:style-name="P1">- Nether Mithril Ore (Nether Ores)</text:p>
              <text:p text:style-name="P1">- Mithril Ingot (OreDict)</text:p>
              <text:p text:style-name="P1">- Native Mithril Cluster (Thaumcraft)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20.46mm" draw:caption-point-x="-6.1mm" draw:caption-point-y="15.1mm">
              <dc:date>2015-08-12T00:00:00</dc:date>
              <text:p text:style-name="P1">- Mithril Ore (OreDict)</text:p>
              <text:p text:style-name="P1">- Mithril Block (OreDict)</text:p>
              <text:p text:style-name="P1">- Mithril Ingot (OreDict)</text:p>
            </office:annotation>
            <text:p>changed</text:p>
          </table:table-cell>
          <table:table-cell table:style-name="ce21"/>
          <table:table-cell table:style-name="ce30"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.00.0000</text:date>, <text:time style:data-style-name="N2" text:time-value="08:34:09.9531760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1:29:20.991364393</meta:creation-date>
    <dc:date>2015-08-12T10:56:14.411543150</dc:date>
    <meta:editing-duration>PT13H25M46S</meta:editing-duration>
    <meta:editing-cycles>52</meta:editing-cycles>
    <meta:generator>LibreOffice/4.4.5.2$Linux_X86_64 LibreOffice_project/40m0$Build-2</meta:generator>
    <meta:document-statistic meta:table-count="1" meta:cell-count="144" meta:object-count="0"/>
  </office:meta>
</office:document-meta>
</file>